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0" style:family="paragraph">
      <style:paragraph-properties fo:break-before="page"/>
    </style:style>
    <style:style style:name="T2" style:parent-style-name="Policepardéfaut" style:family="text">
      <style:text-properties fo:color="#C9211E"/>
    </style:style>
  </office:automatic-styles>
  <office:body>
    <office:text text:use-soft-page-breaks="true">
      <text:p text:style-name="P1"><text:span text:style-name="T2">Liste des fichiers de données</text:span></text:p>
      <text:p text:style-name="Standard"/>
      <text:p text:style-name="Standard"/>
      <text:p text:style-name="Standard">AG_data_5 : contient les 5 premières lignes du fichier initial</text:p>
      <text:p text:style-name="Standard">AG_data_10 : contient les 10 premières lignes du fichier initial</text:p>
      <text:p text:style-name="Standard">AG_data_50 : contient les 50 premières lignes du fichier initial</text:p>
      <text:p text:style-name="Standard">AG_data_150 : contient les 150 premières lignes du fichier initial</text:p>
      <text:p text:style-name="Standard">AG_data_0 : contient 0 lignes du fichier initial<text:s/></text:p>
      <text:p text:style-name="Standard">AG_indicateurs:<text:s/>contient l’application de toutes les fonctions crées, afin de créer 2 tableaux contenant différents indicateurs statistiques</text:p>
      <text:p text:style-name="Standard">AG_listes_type: contient l’ensemble des fonctions crées</text:p>
      <text:p text:style-name="Standard">AG_type: contient la définition de note type et la fonction d’affichage d’instance</text:p>
      <text:p text:style-name="Standard">AG_test01_type : contient le test de la fonction d’affichage d’instance</text:p>
      <text:p text:style-name="Standard">AG_test02_listes_type : contient le test de la fonction d’affichage_liste_covid<text:s/></text:p>
      <text:p text:style-name="Standard">AG_test03_lecture_fichier : contient le test de la fonction de lecture_de_fichier CSV</text:p>
      <text:p text:style-name="Standard">AG_test04_minimum: contient le test de la fonction minimum</text:p>
      <text:p text:style-name="Standard">AG_test05_maximum: contient le test de la fonction maximum</text:p>
      <text:p text:style-name="Standard">AG_test06_moyenne: contient le test de la fonction moyenne</text:p>
      <text:p text:style-name="Standard">AG_test07_ecart_type: contient le test de la fonction ecart_type</text:p>
      <text:p text:style-name="Standard">AG_test08_tri: contient le test de la fonction tri_liste_par_min</text:p>
      <text:p text:style-name="Standard">AG_test09_mediane: contient le teste de la fonction calcul_mediane</text:p>
      <text:p text:style-name="Standard">AG_test10_modalites: contient le test de la fonction calcul_modalites</text:p>
      <text:p text:style-name="Standard">AG_test11_modes: contient le test de la fonction calcul_mode</text:p>
      <text:p text:style-name="Standard">AG_test12_recherche_dicho_quelconque: contient le test de la fonction dicho_quelque</text:p>
      <text:p text:style-name="Standard">AG_test13_recherche_dicho_plus_petit_indice : contient le test de la fonction dicho_petit</text:p>
      <text:p text:style-name="Standard">AG_test14_recherche_dicho_plus_grand_indice : contient le test de la fonction dicho_grand</text:p>
      <text:p text:style-name="Standard">AG_test15_nombres_occurrences : contient le test de la fonction nb_occurrences</text:p>
      <text:p text:style-name="Standard">Les aides utilisées : contient le détail des aides utilisées</text:p>
      <text:p text:style-name="Standard">Listes des fichiers : contient le récapitulatif du contenus de chaques fichier présent dans le dossier Audric_GIRONDIN_22001931</text:p>
      <text:p text:style-name="Standard">Modifications_partie_1 : contient le détails des modifications apportées à la partie 1</text:p>
      <text:p text:style-name="Standard">Donnees : contient les différents fichiers CSV crées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udric</dc:creator>
    <meta:creation-date>2021-02-02T22:37:00Z</meta:creation-date>
    <dc:date>2021-03-26T06:24:00Z</dc:date>
    <meta:template xlink:href="Normal" xlink:type="simple"/>
    <meta:editing-cycles>4</meta:editing-cycles>
    <meta:editing-duration>PT2340S</meta:editing-duration>
    <meta:document-statistic meta:page-count="1" meta:paragraph-count="4" meta:word-count="313" meta:character-count="2035" meta:row-count="14" meta:non-whitespace-character-count="1726"/>
  </office:meta>
</office:document-meta>
</file>